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54a01" officeooo:paragraph-rsid="00154a0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54a01" officeooo:paragraph-rsid="00188b7f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62eb9" officeooo:paragraph-rsid="00162eb9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62eb9" officeooo:paragraph-rsid="00188b7f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8b7f"/>
    </style:style>
    <style:style style:name="T5" style:family="text">
      <style:text-properties officeooo:rsid="00188b7f"/>
    </style:style>
    <style:style style:name="T6" style:family="text">
      <style:text-properties officeooo:rsid="0019d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 Introducing Relational Databases.</text:p>
      <text:p text:style-name="P1"/>
      <text:p text:style-name="P1">1) Which field of the CUSTOMERS table is the primary key?</text:p>
      <text:p text:style-name="P1">Ans = &gt; <text:s/>Cnum.</text:p>
      <text:p text:style-name="P1"/>
      <text:p text:style-name="P1">2) What is the 4<text:span text:style-name="T1">th</text:span> coloumn of the CUSTOMERS table?</text:p>
      <text:p text:style-name="P1">Ans = &gt; <text:s/>Rating.</text:p>
      <text:p text:style-name="P1"/>
      <text:p text:style-name="P1">3) What is another word for row? For coloumn?</text:p>
      <text:p text:style-name="P2">Ans = &gt;</text:p>
      <text:p text:style-name="P2"><text:tab/> <text:s text:c="3"/>For row it is <text:span text:style-name="T3">Tuple or Entity</text:span> and for column it is <text:span text:style-name="T3">at</text:span><text:span text:style-name="T4">t</text:span><text:span text:style-name="T3">ributes</text:span>.</text:p>
      <text:p text:style-name="P1"/>
      <text:p text:style-name="P1">4) Why isn’t it possible to see the first five rows of a table?</text:p>
      <text:p text:style-name="P1">Ans = &gt;</text:p>
      <text:p text:style-name="P2"><text:tab/>1) When you insert a row in the table, wherever MySQL finds the <text:tab/><text:tab/> <text:s text:c="3"/>free space in the DB server HD, it will store the row there(to speed <text:s text:c="68"/><text:tab/> <text:s text:c="3"/>up <text:span text:style-name="T2">insert statement</text:span>).</text:p>
      <text:p text:style-name="P2"/>
      <text:p text:style-name="P2"><text:tab/>2) <text:span text:style-name="T2">Rows inside a table are not stored sequentially.</text:span></text:p>
      <text:p text:style-name="P2"/>
      <text:p text:style-name="P3"><text:tab/>3) Rows inside a table are not stored in any specific order.</text:p>
      <text:p text:style-name="P3"/>
      <text:p text:style-name="P3"><text:tab/>4) Rows inside a table are scattered (fragmented) all over the DB <text:tab/> <text:s text:c="4"/><text:tab/> <text:s text:c="3"/>server HD.</text:p>
      <text:p text:style-name="P3"/>
      <text:p text:style-name="P4"><text:tab/>5) When you SELECT from a table, the order of rows in the <text:span text:style-name="T5">O/P <text:tab/> <text:s/><text:tab/> <text:s text:c="3"/></text:span>depends on the row address; it will always be in ascending order of <text:s text:c="2"/><text:tab/> <text:s text:c="3"/>row address.</text:p>
      <text:p text:style-name="P4"/>
      <text:p text:style-name="P3"><text:s/><text:tab/>6) Hence, it is not possible to see the first ‘5’ rows of a table.</text:p>
      <text:p text:style-name="P1"><text:s text:c="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10T18:42:30.595219342</dc:date>
    <meta:editing-duration>PT8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84" meta:character-count="1025" meta:non-whitespace-character-count="736"/>
  </office:meta>
</office:document-meta>
</file>